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e417" officeooo:paragraph-rsid="0006e417"/>
    </style:style>
    <style:style style:name="P2" style:family="paragraph" style:parent-style-name="Standard">
      <style:text-properties officeooo:rsid="000b9750" officeooo:paragraph-rsid="000b9750"/>
    </style:style>
    <style:style style:name="P3" style:family="paragraph" style:parent-style-name="Standard">
      <style:text-properties officeooo:rsid="000e26d2" officeooo:paragraph-rsid="000e26d2"/>
    </style:style>
    <style:style style:name="P4" style:family="paragraph" style:parent-style-name="Standard">
      <style:text-properties officeooo:rsid="000eb288" officeooo:paragraph-rsid="000eb288"/>
    </style:style>
    <style:style style:name="P5" style:family="paragraph" style:parent-style-name="Standard">
      <style:text-properties officeooo:rsid="000ec957" officeooo:paragraph-rsid="000ec957"/>
    </style:style>
    <style:style style:name="P6" style:family="paragraph" style:parent-style-name="Standard">
      <style:text-properties fo:font-weight="bold" officeooo:rsid="000eb288" officeooo:paragraph-rsid="000eb288" style:font-weight-asian="bold" style:font-weight-complex="bold"/>
    </style:style>
    <style:style style:name="P7" style:family="paragraph" style:parent-style-name="Standard">
      <style:text-properties fo:font-weight="bold" officeooo:rsid="000eb288" officeooo:paragraph-rsid="000fb56f" style:font-weight-asian="bold" style:font-weight-complex="bold"/>
    </style:style>
    <style:style style:name="P8" style:family="paragraph" style:parent-style-name="Standard">
      <style:text-properties fo:font-weight="bold" officeooo:rsid="0016a023" officeooo:paragraph-rsid="0016a023" style:font-weight-asian="bold" style:font-weight-complex="bold"/>
    </style:style>
    <style:style style:name="P9" style:family="paragraph" style:parent-style-name="Standard">
      <style:text-properties fo:font-weight="bold" officeooo:rsid="00314bf5" officeooo:paragraph-rsid="00314bf5" style:font-weight-asian="bold" style:font-weight-complex="bold"/>
    </style:style>
    <style:style style:name="P10" style:family="paragraph" style:parent-style-name="Standard">
      <style:text-properties fo:font-weight="normal" officeooo:rsid="0012958d" officeooo:paragraph-rsid="0014fab2" style:font-weight-asian="normal" style:font-weight-complex="normal"/>
    </style:style>
    <style:style style:name="P11" style:family="paragraph" style:parent-style-name="Standard">
      <style:text-properties fo:font-weight="normal" officeooo:rsid="000eb288" officeooo:paragraph-rsid="0016a023" style:font-weight-asian="normal" style:font-weight-complex="normal"/>
    </style:style>
    <style:style style:name="P12" style:family="paragraph" style:parent-style-name="Standard">
      <style:text-properties fo:font-weight="normal" officeooo:rsid="0016a023" officeooo:paragraph-rsid="0016a023" style:font-weight-asian="normal" style:font-weight-complex="normal"/>
    </style:style>
    <style:style style:name="P13" style:family="paragraph" style:parent-style-name="Standard">
      <style:text-properties officeooo:paragraph-rsid="000fb56f"/>
    </style:style>
    <style:style style:name="P14" style:family="paragraph" style:parent-style-name="Standard">
      <style:text-properties officeooo:paragraph-rsid="0016a023"/>
    </style:style>
    <style:style style:name="P15" style:family="paragraph" style:parent-style-name="Standard">
      <style:paragraph-properties fo:text-align="center" style:justify-single-word="false"/>
      <style:text-properties fo:color="#c9211e"/>
    </style:style>
    <style:style style:name="P16" style:family="paragraph" style:parent-style-name="Standard">
      <style:text-properties fo:color="#c9211e" officeooo:rsid="003badc4" officeooo:paragraph-rsid="003badc4"/>
    </style:style>
    <style:style style:name="P17" style:family="paragraph" style:parent-style-name="Standard">
      <style:text-properties fo:color="#000000" style:text-underline-style="solid" style:text-underline-width="auto" style:text-underline-color="font-color" fo:font-weight="bold" officeooo:rsid="000eb288" officeooo:paragraph-rsid="000eb288" style:font-weight-asian="bold" style:font-weight-complex="bold"/>
    </style:style>
    <style:style style:name="P18" style:family="paragraph" style:parent-style-name="Standard">
      <style:text-properties officeooo:rsid="003e0bb7" officeooo:paragraph-rsid="003e0bb7"/>
    </style:style>
    <style:style style:name="P19" style:family="paragraph" style:parent-style-name="Standard">
      <style:text-properties fo:font-weight="bold" officeooo:rsid="00314bf5" officeooo:paragraph-rsid="003e0bb7" style:font-weight-asian="bold" style:font-weight-complex="bold"/>
    </style:style>
    <style:style style:name="P20" style:family="paragraph" style:parent-style-name="Standard">
      <style:text-properties officeooo:rsid="003eb9da" officeooo:paragraph-rsid="003eb9da"/>
    </style:style>
    <style:style style:name="T1" style:family="text">
      <style:text-properties officeooo:rsid="0007ac04"/>
    </style:style>
    <style:style style:name="T2" style:family="text">
      <style:text-properties officeooo:rsid="000ec957"/>
    </style:style>
    <style:style style:name="T3" style:family="text">
      <style:text-properties style:text-position="super 58%"/>
    </style:style>
    <style:style style:name="T4" style:family="text">
      <style:text-properties officeooo:rsid="000fa087"/>
    </style:style>
    <style:style style:name="T5" style:family="text">
      <style:text-properties officeooo:rsid="0010a640"/>
    </style:style>
    <style:style style:name="T6" style:family="text">
      <style:text-properties fo:font-weight="normal" officeooo:rsid="000eb288" style:font-weight-asian="normal" style:font-weight-complex="normal"/>
    </style:style>
    <style:style style:name="T7" style:family="text">
      <style:text-properties fo:font-weight="normal" officeooo:rsid="0014fab2" style:font-weight-asian="normal" style:font-weight-complex="normal"/>
    </style:style>
    <style:style style:name="T8" style:family="text">
      <style:text-properties fo:font-weight="normal" officeooo:rsid="00150d14" style:font-weight-asian="normal" style:font-weight-complex="normal"/>
    </style:style>
    <style:style style:name="T9" style:family="text">
      <style:text-properties fo:font-weight="normal" officeooo:rsid="0016a023" style:font-weight-asian="normal" style:font-weight-complex="normal"/>
    </style:style>
    <style:style style:name="T10" style:family="text">
      <style:text-properties fo:font-weight="normal" officeooo:rsid="0016dcec" style:font-weight-asian="normal" style:font-weight-complex="normal"/>
    </style:style>
    <style:style style:name="T11" style:family="text">
      <style:text-properties fo:font-weight="normal" officeooo:rsid="001802e4" style:font-weight-asian="normal" style:font-weight-complex="normal"/>
    </style:style>
    <style:style style:name="T12" style:family="text">
      <style:text-properties fo:font-weight="normal" officeooo:rsid="00183a62" style:font-weight-asian="normal" style:font-weight-complex="normal"/>
    </style:style>
    <style:style style:name="T13" style:family="text">
      <style:text-properties fo:font-weight="normal" officeooo:rsid="00184144" style:font-weight-asian="normal" style:font-weight-complex="normal"/>
    </style:style>
    <style:style style:name="T14" style:family="text">
      <style:text-properties fo:font-weight="normal" officeooo:rsid="001ac673" style:font-weight-asian="normal" style:font-weight-complex="normal"/>
    </style:style>
    <style:style style:name="T15" style:family="text">
      <style:text-properties fo:font-weight="normal" officeooo:rsid="001b8864" style:font-weight-asian="normal" style:font-weight-complex="normal"/>
    </style:style>
    <style:style style:name="T16" style:family="text">
      <style:text-properties fo:font-weight="normal" officeooo:rsid="001bbd27" style:font-weight-asian="normal" style:font-weight-complex="normal"/>
    </style:style>
    <style:style style:name="T17" style:family="text">
      <style:text-properties fo:font-weight="normal" officeooo:rsid="001d41f2" style:font-weight-asian="normal" style:font-weight-complex="normal"/>
    </style:style>
    <style:style style:name="T18" style:family="text">
      <style:text-properties fo:font-weight="normal" officeooo:rsid="001ef492" style:font-weight-asian="normal" style:font-weight-complex="normal"/>
    </style:style>
    <style:style style:name="T19" style:family="text">
      <style:text-properties fo:font-weight="normal" officeooo:rsid="001f8383" style:font-weight-asian="normal" style:font-weight-complex="normal"/>
    </style:style>
    <style:style style:name="T20" style:family="text">
      <style:text-properties fo:font-weight="normal" officeooo:rsid="0023fdfe" style:font-weight-asian="normal" style:font-weight-complex="normal"/>
    </style:style>
    <style:style style:name="T21" style:family="text">
      <style:text-properties fo:font-weight="normal" officeooo:rsid="00254792" style:font-weight-asian="normal" style:font-weight-complex="normal"/>
    </style:style>
    <style:style style:name="T22" style:family="text">
      <style:text-properties fo:font-weight="normal" officeooo:rsid="002b8883" style:font-weight-asian="normal" style:font-weight-complex="normal"/>
    </style:style>
    <style:style style:name="T23" style:family="text">
      <style:text-properties officeooo:rsid="000eb288"/>
    </style:style>
    <style:style style:name="T24" style:family="text">
      <style:text-properties officeooo:rsid="003633c5"/>
    </style:style>
    <style:style style:name="T25" style:family="text">
      <style:text-properties officeooo:rsid="003badc4"/>
    </style:style>
    <style:style style:name="T26" style:family="text">
      <style:text-properties fo:color="#c9211e" officeooo:rsid="003badc4"/>
    </style:style>
    <style:style style:name="T27" style:family="text">
      <style:text-properties fo:color="#c9211e" officeooo:rsid="003d9ca8"/>
    </style:style>
    <style:style style:name="T28" style:family="text">
      <style:text-properties officeooo:rsid="003eb9da"/>
    </style:style>
    <style:style style:name="T29" style:family="text">
      <style:text-properties officeooo:rsid="00403d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P <text:span text:style-name="T1">CPS</text:span> :Alloca<text:span text:style-name="T1">teur mémoire</text:span></text:p>
      <text:p text:style-name="Standard"/>
      <text:p text:style-name="Standard"/>
      <text:p text:style-name="P2">J’ai implémenté la quasi-totalité des fonctions (mem_fit best et worst incluses) cependant « get_mem_size » n’a pas été implémentée.</text:p>
      <text:p text:style-name="P2"/>
      <text:p text:style-name="P3">Il était possible d’avoir un pointeur vers les zones occupées ainsi qu’un pointeur sur les zones libres cependant j’ai choisi d’utiliser une structure particulière pour les zones libres me permettant de m’affranchir de l’implémentation des zones occupés. Avec les méta-données (taille et adresse de la zone) il est tout a fait possible de deviner les zones occupées et leurs positions en jouant sur leurs adresses. Ainsi les zones libres suivent l’implémentation d’une liste simplement <text:span text:style-name="T2">chaînée.</text:span></text:p>
      <text:p text:style-name="Standard"/>
      <text:p text:style-name="P5">Il existe une 2<text:span text:style-name="T3">e</text:span> structure particulière dans « mem.c » nommé allocator_header <text:s/>qui sera <text:span text:style-name="T24">surtout</text:span> utilisé au début du programme pour posé les bases de celui-ci. Cette structure dispose d’un pointeur de fonction permettant de prendre différents mode de parcours de la mémoire ainsi qu’un pointeur vers la première zone libre et la taille de la zone mémoire à utiliser.</text:p>
      <text:p text:style-name="P5"><text:s/></text:p>
      <text:p text:style-name="P17">1,1) Fonctions :</text:p>
      <text:p text:style-name="P4"/>
      <text:p text:style-name="P6">mem_init : </text:p>
      <text:p text:style-name="P5">Cette fonction permet d’initialiser l’allocateur mémoire en définissant l’adresse à partir de laquelle il est possible d‘allouer la mémoire ainsi que la taille maximale disponible pour les différentes allocations.</text:p>
      <text:p text:style-name="Standard"/>
      <text:p text:style-name="Standard">On a deux variables : ​ size ​ qui correspond à</text:p>
      <text:p text:style-name="Standard">la taille de la zone libre et ​ next ​ une variable qui pointe sur la prochaine zone libre. Notre première</text:p>
      <text:p text:style-name="Standard">zone libre est pointée par ​ first​ , qui est un ​ fb.</text:p>
      <text:p text:style-name="Standard"><text:span text:style-name="T2">C’est surtout l’allocator_header que l’on va utiliser dans cette fonction car il va me permettre de définir la première zone libre. Ainsi on a</text:span> donc pour​ size​ la taille donnée en paramètre, et ​ next​ qui pointe sur NULL comme <text:span text:style-name="T4">il s’agit de</text:span> la seule zone mémoire libre pour le moment.</text:p>
      <text:p text:style-name="Standard"/>
      <text:p text:style-name="P7">mem_<text:span text:style-name="T5">alloc</text:span> :</text:p>
      <text:p text:style-name="P10">Cette fonction permet à l’utilisateur d’allouer une zone si celle-ci est disponible. </text:p>
      <text:p text:style-name="P14"><text:span text:style-name="T6">Pour le mem_alloc, je commence par rechercher la zone qui contiendra les données et un entier (qui sera la taille des données). S’</text:span><text:span text:style-name="T7">i</text:span><text:span text:style-name="T6">l y a assez de place pour conserver le « struct fb » alors les données (précédé</text:span><text:span text:style-name="T8">es</text:span><text:span text:style-name="T6"> de leurs taille) sont ajouté</text:span><text:span text:style-name="T8">e</text:span><text:span text:style-name="T6">s à la fin du fb, et le « size » du fb est réduit en fonction. S’il n'y a pas assez de place pour le struct fb, alors je recherche le fb précédent et le fait point</text:span><text:span text:style-name="T8">er</text:span><text:span text:style-name="T6"> vers le suivant, puis place l'entier de la taille au début du fb et les données ensuite (l'entier d</text:span><text:span text:style-name="T9">e</text:span><text:span text:style-name="T6"> la taille prend alors l</text:span><text:span text:style-name="T9">a</text:span><text:span text:style-name="T6"> valeur de fb-&gt;size é</text:span><text:span text:style-name="T9">viter d</text:span><text:span text:style-name="T6">e </text:span><text:span text:style-name="T9">perdre de la</text:span><text:span text:style-name="T6"> mémoire). </text:span></text:p>
      <text:p text:style-name="P11"/>
      <text:p text:style-name="P8"><text:span text:style-name="T23">m</text:span>em_free :</text:p>
      <text:p text:style-name="P12">La fonction mem_free est l’opposé de la fonction précédente puisqu’elle transforme une zone occuppée en une zone libre. Si lors de la libération, la zone libérée est voisine à une autre zone libre, celles-ci sont fusionnées en une seule zone libre.</text:p>
      <text:p text:style-name="P14"><text:span text:style-name="T6">Pour le mem_free, je regarde d'abord s’</text:span><text:span text:style-name="T10">i</text:span><text:span text:style-name="T6">l y a un u</text:span><text:span text:style-name="T11">ne zone libre déjà présente</text:span><text:span text:style-name="T6">, si ce n'est pas le cas je cré</text:span><text:span text:style-name="T11">é</text:span><text:span text:style-name="T6"> une </text:span><text:span text:style-name="T11">zone libre </text:span><text:span text:style-name="T6">qu</text:span><text:span text:style-name="T11">i</text:span><text:span text:style-name="T6"> point</text:span><text:span text:style-name="T11">e</text:span><text:span text:style-name="T6"> vers l</text:span><text:span text:style-name="T11">a</text:span><text:span text:style-name="T6"> </text:span><text:span text:style-name="T11">première</text:span><text:span text:style-name="T6"> </text:span><text:span text:style-name="T11">zone libre. La première zone libre est alors actualisée</text:span><text:span text:style-name="T6">. Sinon , s’</text:span><text:span text:style-name="T12">i</text:span><text:span text:style-name="T6">l </text:span><text:span text:style-name="T13">existe</text:span><text:span text:style-name="T6"> un</text:span><text:span text:style-name="T13">e zone libre </text:span><text:span text:style-name="T6">juste avant la zone </text:span><text:span text:style-name="T13">à libérer </text:span><text:span text:style-name="T14">alors </text:span><text:span text:style-name="T6">j'agrandis simplement la taille de </text:span><text:span text:style-name="T13">la zone libre </text:span><text:span text:style-name="T15">s</text:span><text:span text:style-name="T6">inon je cré</text:span><text:span text:style-name="T15">é</text:span><text:span text:style-name="T6"> u</text:span><text:span text:style-name="T15">ne nouvelle zone libre</text:span><text:span text:style-name="T6"> </text:span><text:span text:style-name="T16">qui </text:span><text:span text:style-name="T6">point</text:span><text:span text:style-name="T16">e</text:span><text:span text:style-name="T6"> vers l</text:span><text:span text:style-name="T16">a zone libre </text:span><text:span text:style-name="T6">suivant</text:span><text:span text:style-name="T16">e. </text:span><text:span text:style-name="T17">De même, la zone libre précédente (celle avant la zone libérée) </text:span><text:span text:style-name="T6">point</text:span><text:span text:style-name="T17">era vers</text:span><text:span text:style-name="T6"> </text:span><text:span text:style-name="T17">la zone libérée</text:span><text:span text:style-name="T6">. Une fois l'une de ces trois actions effectué</text:span><text:span text:style-name="T18">e</text:span><text:span text:style-name="T6">, je regarde si la taille d</text:span><text:span text:style-name="T19">e la zone libre</text:span><text:span text:style-name="T6"> fini au début d</text:span><text:span text:style-name="T19">e la zone <text:s/></text:span><text:soft-page-break/><text:span text:style-name="T19">libre suivante, </text:span><text:span text:style-name="T6">si c'est le cas j'agrandis la taille d</text:span><text:span text:style-name="T20">e la zone libre </text:span><text:span text:style-name="T6">de la taille d</text:span><text:span text:style-name="T21">e la prochaine zone libre </text:span><text:span text:style-name="T6"><text:s/>puis le fait pointé vers le « n</text:span><text:span text:style-name="T22">ext » de la zone libre suivante.</text:span></text:p>
      <text:p text:style-name="P13"/>
      <text:p text:style-name="P9">mem_fit_ worst :</text:p>
      <text:p text:style-name="Standard">La fonction ​ mem_fit​ _worst ​ cherche le bloc libre qui à la plus grande taille et avec une taille</text:p>
      <text:p text:style-name="Standard">supérieur ou égale à la taille ​ size​ donnée en paramètre.</text:p>
      <text:p text:style-name="Standard"/>
      <text:p text:style-name="Standard"/>
      <text:p text:style-name="Standard"/>
      <text:p text:style-name="P19">Conclusion :</text:p>
      <text:p text:style-name="P20">Le choix d’implémentation qui consiste à <text:span text:style-name="T29">allouer</text:span> la mémoire à la fin du fb permet d’évit<text:span text:style-name="T29">er</text:span> la création et la suppression d’un grand nombre de fb.</text:p>
      <text:p text:style-name="P18"><text:span text:style-name="T28">Mais j</text:span>e ne <text:span text:style-name="T28">suis pas </text:span>parv<text:span text:style-name="T28">enu</text:span> <text:span text:style-name="T29">à</text:span> faire fonctionner <text:span text:style-name="T28">l’allocateur mémoire.</text:span></text:p>
      <text:p text:style-name="Standard"><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6e417" officeooo:paragraph-rsid="0006e41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this MUTEL<text:tab/><text:tab/><text:tab/><text:tab/>TP Allocateur Mémoire<text:tab/><text:tab/><text:tab/>INFO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7:44:25.119745983</meta:creation-date>
    <dc:date>2019-12-29T16:44:45.592961279</dc:date>
    <meta:editing-duration>PT1H36M47S</meta:editing-duration>
    <meta:editing-cycles>55</meta:editing-cycles>
    <meta:generator>LibreOffice/6.0.7.3$Linux_X86_64 LibreOffice_project/00m0$Build-3</meta:generator>
    <meta:document-statistic meta:table-count="0" meta:image-count="0" meta:object-count="0" meta:page-count="2" meta:paragraph-count="25" meta:word-count="631" meta:character-count="3926" meta:non-whitespace-character-count="3040"/>
  </office:meta>
</office:document-meta>
</file>